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</office:automatic-styles>
  <office:body>
    <office:text text:use-soft-page-breaks="true">
		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style style:name="Normal" style:display-name="Normal" style:family="paragraph">
      <style:paragraph-properties fo:widows="0" fo:orphans="0" style:text-autospace="none" fo:text-align="justify" fo:margin-top="0.0138in" fo:margin-bottom="0.0069in" fo:line-height="100%"/>
      <style:text-properties style:font-name="Arial" style:font-name-complex="Arial" fo:color="#000000" fo:font-size="10pt" style:font-size-asian="10pt" style:font-size-complex="10pt" fo:hyphenate="false"/>
    </style:style>
    <style:style style:name="NormalCentered" style:parent-style-name="Normal" style:family="paragraph">
      <style:paragraph-properties fo:text-align="center"/>
    </style:style>
    <style:style style:name="NormalKeepTogether" style:parent-style-name="Normal" style:family="paragraph">
      <style:paragraph-properties fo:keep-with-next="always" fo:keep-together="always"/>
    </style:style>
    <style:style style:name="NormalCenteredKeepTogether" style:parent-style-name="NormalCentered" style:family="paragraph">
      <style:paragraph-properties fo:keep-with-next="always" fo:keep-together="always"/>
    </style:style>
    <style:style style:name="NormalUnderlinedKeepTogether" style:parent-style-name="NormalKeepTogether" style:family="paragraph">
      <style:text-properties style:text-underline-type="single" style:text-underline-style="solid" style:text-underline-width="auto" style:text-underline-mode="continuous"/>
    </style:style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style style:name="TableAttribute" style:family="table">
      <style:table-properties style:width="5.7194in" fo:margin-left="0.4687in" table:align="left"/>
    </style:style>
    <style:style style:name="TableColumnAttribute" style:family="table-column">
      <style:table-column-properties style:column-width="2.8597in"/>
    </style:style>
    <style:style style:name="TableRowAttribute" style:family="table-row">
      <style:table-row-properties/>
    </style:style>
    <style:style style:name="TableCellAttribute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olumnChart" style:family="table-column">
      <style:table-column-properties style:column-width="1.9722in"/>
    </style:style>
    <style:style style:name="TableColumnLegend" style:family="table-column">
      <style:table-column-properties style:column-width="3.7472in"/>
    </style:style>
    <style:style style:name="TableCellChart" style:family="table-cell">
      <style:table-cell-properties fo:border="none" style:vertical-align="middle" fo:padding-top="0in" fo:padding-left="0.075in" fo:padding-bottom="0in" fo:padding-right="0.075in"/>
    </style:style>
    <style:style style:name="TableCellChartLegend" style:family="table-cell">
      <style:table-cell-properties fo:border="none" style:vertical-align="middle" fo:padding-top="0in" fo:padding-left="0.075in" fo:padding-bottom="0in" fo:padding-right="0.075in"/>
    </style:style>
    <style:style style:family="graphic" style:name="GraphGroup">
      <style:graphic-properties style:wrap="run-through" style:run-through="foreground" style:horizontal-rel="char" style:vertical-rel="line" style:horizontal-pos="from-left" style:vertical-pos="from-top"/>
    </style:style>
    <style:style style:name="TableLegend" style:family="table">
      <style:table-properties style:width="3.5902in" fo:margin-left="0in" table:align="left"/>
    </style:style>
    <style:style style:name="TableColumnLegendName1" style:family="table-column">
      <style:table-column-properties style:column-width="2.184in"/>
    </style:style>
    <style:style style:name="TableColumnLegendValue1" style:family="table-column">
      <style:table-column-properties style:column-width="0.5847in"/>
    </style:style>
    <style:style style:name="TableColumnLegendUnit1" style:family="table-column">
      <style:table-column-properties style:column-width="0.8215in"/>
    </style:style>
    <style:style style:name="TableColumnLegendValue2" style:family="table-column">
      <style:table-column-properties style:column-width="1.775in"/>
    </style:style>
    <style:style style:name="TableColumnLegendUnit2" style:family="table-column">
      <style:table-column-properties style:column-width="1.8152in"/>
    </style:style>
    <style:style style:name="TableColumnLegendName3" style:family="table-column">
      <style:table-column-properties style:column-width="2.5187in"/>
    </style:style>
    <style:style style:name="TableColumnLegendValue3" style:family="table-column">
      <style:table-column-properties style:column-width="1.0715in"/>
    </style:style>
    <style:style style:name="TableLegendValueText" style:parent-style-name="Normal" style:family="paragraph">
      <style:paragraph-properties fo:text-align="center"/>
      <style:text-properties fo:font-weight="bold" style:font-weight-asian="bold" fo:color="#FFFFFF"/>
    </style: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0" style:display-name="Titre 0" style:family="paragraph" style:parent-style-name="NormalCentered" style:next-style-name="Normal" style:default-outline-level="0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 fo:text-align="center"/>
    </style: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in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in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in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in"/>
      <style:text-properties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in"/>
      <style:text-properties style:text-underline-type="single" style:text-underline-style="solid" style:text-underline-width="auto" style:text-underline-mode="continuous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in"/>
      <style:text-properties style:text-underline-type="single" style:text-underline-style="solid" style:text-underline-width="auto" style:text-underline-mode="continuous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in"/>
      <style:text-properties style:text-underline-type="single" style:text-underline-style="solid" style:text-underline-width="auto" style:text-underline-mode="continuous" fo:hyphenate="false"/>
    </style:style>
    <style:style style:name="Policepardéfaut" style:display-name="Police par défaut" style:family="text"/>
    <style:style style:name="Titre0Car" style:display-name="Titre 0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26pt" style:font-size-asian="26pt" style:font-size-complex="26pt" fo:text-align="center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000000" fo:font-size="13pt" style:font-size-asian="13pt" style:font-size-complex="13pt"/>
    </style:style>
    <style:style style:name="Titre4Car" style:display-name="Titre 4 Car" style:family="text" style:parent-style-name="Policepardéfaut">
      <style:text-properties fo:font-weight="bold" style:font-weight-asian="bold" style:font-weight-complex="bold" fo:color="#000000" fo:font-size="14pt" style:font-size-asian="14pt" style:font-size-complex="14pt"/>
    </style:style>
    <style:style style:name="Titre5Car" style:display-name="Titre 5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000000" fo:font-size="13pt" style:font-size-asian="13pt" style:font-size-complex="13pt"/>
    </style:style>
    <style:style style:name="Titre6Car" style:display-name="Titre 6 Car" style:family="text" style:parent-style-name="Policepardéfaut">
      <style:text-properties fo:font-weight="bold" style:font-weight-asian="bold" style:font-weight-complex="bold" fo:color="#000000"/>
    </style:style>
    <style:style style:name="Titre7Car" style:display-name="Titre 7 Car" style:family="text" style:parent-style-name="Policepardéfaut">
      <style:text-properties fo:color="#000000" fo:font-size="12pt" style:font-size-asian="12pt" style:font-size-complex="12pt"/>
    </style:style>
    <style:style style:name="Titre8Car" style:display-name="Titre 8 Car" style:family="text" style:parent-style-name="Policepardéfaut">
      <style:text-properties fo:font-style="italic" style:font-style-asian="italic" style:font-style-complex="italic" fo:color="#000000" fo:font-size="12pt" style:font-size-asian="12pt" style:font-size-complex="12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color="#000000"/>
    </style:style>
    <style:style style:name="heading10" style:display-name="heading 10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1" style:display-name="heading 11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2" style:display-name="heading 12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3" style:display-name="heading 13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4" style:display-name="heading 14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heading15" style:display-name="heading 15" style:family="paragraph" style:next-style-name="Normal">
      <style:paragraph-properties fo:keep-with-next="always" fo:widows="0" fo:orphans="0"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 style:text-underline-type="single" style:text-underline-style="solid" style:text-underline-width="auto" style:text-underline-mode="continuo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0" style:num-format="1" text:display-levels="0">
        <style:list-level-properties/>
      </text:outline-level-style>
      <text:outline-level-style text:level="1" style:num-format="1" text:display-levels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patrick.duverger@ville-antibes.fr</dc:creator>
    <meta:creation-date>2012-12-27T10:26:00Z</meta:creation-date>
    <dc:date>2012-12-28T08:10:00Z</dc:date>
    <meta:template xlink:href="Normal.dotm" xlink:type="simple"/>
    <meta:editing-cycles>8</meta:editing-cycles>
    <meta:editing-duration>PT4200S</meta:editing-duration>
    <meta:document-statistic meta:page-count="3" meta:paragraph-count="1" meta:word-count="99" meta:character-count="643" meta:row-count="4" meta:non-whitespace-character-count="545"/>
  </office:meta>
</office:document-meta>
</file>